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80f" officeooo:paragraph-rsid="0001c80f"/>
    </style:style>
    <style:style style:name="P2" style:family="paragraph" style:parent-style-name="Standard">
      <style:text-properties officeooo:rsid="0001c80f" officeooo:paragraph-rsid="00045066"/>
    </style:style>
    <style:style style:name="P3" style:family="paragraph" style:parent-style-name="Standard">
      <style:text-properties officeooo:rsid="00026ca1" officeooo:paragraph-rsid="00026ca1"/>
    </style:style>
    <style:style style:name="P4" style:family="paragraph" style:parent-style-name="Standard" style:list-style-name="L1">
      <style:text-properties officeooo:rsid="00026ca1" officeooo:paragraph-rsid="00026ca1"/>
    </style:style>
    <style:style style:name="T1" style:family="text">
      <style:text-properties officeooo:rsid="00026ca1"/>
    </style:style>
    <style:style style:name="T2" style:family="text">
      <style:text-properties officeooo:rsid="00045066"/>
    </style:style>
    <style:style style:name="T3" style:family="text">
      <style:text-properties officeooo:rsid="00053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ir/madam,</text:p>
      <text:p text:style-name="P1"/>
      <text:p text:style-name="P1">Thank you for giving the datamining assignment to Fontys. We were <text:span text:style-name="T2">excited</text:span> to have received this assignment. We think using dataming to find CAD models is certainly reasonable and within our capabilities to do so. </text:p>
      <text:p text:style-name="P1"><text:span text:style-name="T2">Unfortunately</text:span> for us we learned that you <text:span text:style-name="T1">gave this</text:span> assignment to <text:span text:style-name="T3">another</text:span> company <text:span text:style-name="T2">instead.</text:span> <text:span text:style-name="T1">A</text:span> part of our job is analyzing the <text:span text:style-name="T3">problem</text:span> and see how we can efficiently solve it. If given to us this would have saved you a <text:span text:style-name="T2">considerable amount of</text:span> money <text:span text:style-name="T2">and been a valuable learning experience for us.</text:span></text:p>
      <text:p text:style-name="P1"/>
      <text:p text:style-name="P3">The events as perceived by our side are:</text:p>
      <text:list xml:id="list1866557433" text:style-name="L1">
        <text:list-item>
          <text:p text:style-name="P4">We <text:span text:style-name="T2">were</text:span> given the datamining assignment from Fontys.</text:p>
        </text:list-item>
        <text:list-item>
          <text:p text:style-name="P4">We tr<text:span text:style-name="T2">ied </text:span>to contact your company in the morning.</text:p>
          <text:list>
            <text:list-item>
              <text:p text:style-name="P4">The contact <text:span text:style-name="T2">was</text:span> unavailable until 13:00.</text:p>
            </text:list-item>
            <text:list-item>
              <text:p text:style-name="P4">When calling at 13:00 we learn<text:span text:style-name="T2">ed</text:span> that our contact went on a holiday until Tuesday next week.</text:p>
            </text:list-item>
          </text:list>
        </text:list-item>
        <text:list-item>
          <text:p text:style-name="P4">You gave us a chance to call with m<text:span text:style-name="T2">r. </text:span>Curvers, to whom we explain<text:span text:style-name="T2">ed</text:span> the situation. He looked into it and found <text:span text:style-name="T2">a new contact</text:span>. </text:p>
        </text:list-item>
        <text:list-item>
          <text:p text:style-name="P4">On Tuesday th<text:span text:style-name="T2">at</text:span> contact t<text:span text:style-name="T2">old</text:span> us <text:span text:style-name="T2">the assignment was given to a</text:span>n external company</text:p>
        </text:list-item>
      </text:list>
      <text:p text:style-name="P1"/>
      <text:p text:style-name="P2">After discussing what happened with our fellow students <text:span text:style-name="T1">and lecturers</text:span> we are quite <text:span text:style-name="T2">disappointed</text:span> that things had to happen the way they did. </text:p>
      <text:p text:style-name="P2">We wish <text:span text:style-name="T2">your company the best in this project.</text:span></text:p>
      <text:p text:style-name="P1"/>
      <text:p text:style-name="P1">Kind regards,</text:p>
      <text:p text:style-name="P1"/>
      <text:p text:style-name="P1">Sjoerd Brauer, Tobias Derksen, Loek Ehren &amp; Nils Nieuwenhui<text:span text:style-name="T1">s</text:span></text:p>
      <text:p text:style-name="P1">Fontys Hogeschool Techniek &amp; Logisti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23:53.836000000</meta:creation-date>
    <dc:date>2017-09-12T15:15:25.806354040</dc:date>
    <meta:editing-duration>PT3M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231" meta:character-count="1301" meta:non-whitespace-character-count="1088"/>
  </office:meta>
</office:document-meta>
</file>